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2.5965in"/>
    </style:style>
    <style:style style:name="co3" style:family="table-column">
      <style:table-column-properties fo:break-before="auto" style:column-width="1.7264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2.9492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8346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6.379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7626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3.8583in"/>
    </style:style>
    <style:style style:name="co16" style:family="table-column">
      <style:table-column-properties fo:break-before="auto" style:column-width="2.1083in"/>
    </style:style>
    <style:style style:name="co17" style:family="table-column">
      <style:table-column-properties fo:break-before="auto" style:column-width="2.5563in"/>
    </style:style>
    <style:style style:name="co18" style:family="table-column">
      <style:table-column-properties fo:break-before="auto" style:column-width="0.7228in"/>
    </style:style>
    <style:style style:name="co19" style:family="table-column">
      <style:table-column-properties fo:break-before="auto" style:column-width="2.3508in"/>
    </style:style>
    <style:style style:name="co20" style:family="table-column">
      <style:table-column-properties fo:break-before="auto" style:column-width="0.7445in"/>
    </style:style>
    <style:style style:name="co21" style:family="table-column">
      <style:table-column-properties fo:break-before="auto" style:column-width="0.7992in"/>
    </style:style>
    <style:style style:name="co22" style:family="table-column">
      <style:table-column-properties fo:break-before="auto" style:column-width="1.4874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0.9083in"/>
    </style:style>
    <style:style style:name="co25" style:family="table-column">
      <style:table-column-properties fo:break-before="auto" style:column-width="0.9634in"/>
    </style:style>
    <style:style style:name="co26" style:family="table-column">
      <style:table-column-properties fo:break-before="auto" style:column-width="0.8756in"/>
    </style:style>
    <style:style style:name="co27" style:family="table-column">
      <style:table-column-properties fo:break-before="auto" style:column-width="0.91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uppli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supplierID</text:p>
          </table:table-cell>
          <table:table-cell office:value-type="string">
            <text:p>companyName</text:p>
          </table:table-cell>
          <table:table-cell office:value-type="string">
            <text:p>contactName</text:p>
          </table:table-cell>
          <table:table-cell office:value-type="string">
            <text:p>contactTitl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region</text:p>
          </table:table-cell>
          <table:table-cell office:value-type="string">
            <text:p>postalCode</text:p>
          </table:table-cell>
          <table:table-cell office:value-type="string">
            <text:p>country</text:p>
          </table:table-cell>
          <table:table-cell office:value-type="string">
            <text:p>phone</text:p>
          </table:table-cell>
          <table:table-cell office:value-type="string">
            <text:p>fax</text:p>
          </table:table-cell>
          <table:table-cell office:value-type="string">
            <text:p>homeP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otic Liquids</text:p>
          </table:table-cell>
          <table:table-cell office:value-type="string">
            <text:p>Charlotte Cooper</text:p>
          </table:table-cell>
          <table:table-cell office:value-type="string">
            <text:p>Purchasing Manager</text:p>
          </table:table-cell>
          <table:table-cell office:value-type="string">
            <text:p>49 Gilbert St.</text:p>
          </table:table-cell>
          <table:table-cell office:value-type="string">
            <text:p>London</text:p>
          </table:table-cell>
          <table:table-cell office:value-type="string">
            <text:p>NULL</text:p>
          </table:table-cell>
          <table:table-cell office:value-type="string">
            <text:p>EC1 4SD</text:p>
          </table:table-cell>
          <table:table-cell office:value-type="string">
            <text:p>UK</text:p>
          </table:table-cell>
          <table:table-cell office:value-type="string">
            <text:p>(171) 555-2222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 Orleans Cajun Delights</text:p>
          </table:table-cell>
          <table:table-cell office:value-type="string">
            <text:p>Shelley Burke</text:p>
          </table:table-cell>
          <table:table-cell office:value-type="string">
            <text:p>Order Administrator</text:p>
          </table:table-cell>
          <table:table-cell office:value-type="string">
            <text:p>P.O. Box 78934</text:p>
          </table:table-cell>
          <table:table-cell office:value-type="string">
            <text:p>New Orleans</text:p>
          </table:table-cell>
          <table:table-cell office:value-type="string">
            <text:p>LA</text:p>
          </table:table-cell>
          <table:table-cell office:value-type="float" office:value="70117">
            <text:p>70117</text:p>
          </table:table-cell>
          <table:table-cell office:value-type="string">
            <text:p>USA</text:p>
          </table:table-cell>
          <table:table-cell office:value-type="string">
            <text:p>(100) 555-4822</text:p>
          </table:table-cell>
          <table:table-cell office:value-type="string">
            <text:p>NULL</text:p>
          </table:table-cell>
          <table:table-cell office:value-type="string">
            <text:p>#CAJUN.HTM#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andma Kelly's Homestead</text:p>
          </table:table-cell>
          <table:table-cell office:value-type="string">
            <text:p>Regina Murphy</text:p>
          </table:table-cell>
          <table:table-cell office:value-type="string">
            <text:p>Sales Representative</text:p>
          </table:table-cell>
          <table:table-cell office:value-type="string">
            <text:p>707 Oxford Rd.</text:p>
          </table:table-cell>
          <table:table-cell office:value-type="string">
            <text:p>Ann Arbor</text:p>
          </table:table-cell>
          <table:table-cell office:value-type="string">
            <text:p>MI</text:p>
          </table:table-cell>
          <table:table-cell office:value-type="float" office:value="48104">
            <text:p>48104</text:p>
          </table:table-cell>
          <table:table-cell office:value-type="string">
            <text:p>USA</text:p>
          </table:table-cell>
          <table:table-cell office:value-type="string">
            <text:p>(313) 555-5735</text:p>
          </table:table-cell>
          <table:table-cell office:value-type="string">
            <text:p>(313) 555-3349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kyo Traders</text:p>
          </table:table-cell>
          <table:table-cell office:value-type="string">
            <text:p>Yoshi Nagase</text:p>
          </table:table-cell>
          <table:table-cell office:value-type="string">
            <text:p>Marketing Manager</text:p>
          </table:table-cell>
          <table:table-cell office:value-type="string">
            <text:p>9-8 Sekimai Musashino-shi</text:p>
          </table:table-cell>
          <table:table-cell office:value-type="string">
            <text:p>Tokyo</text:p>
          </table:table-cell>
          <table:table-cell office:value-type="string">
            <text:p>NULL</text:p>
          </table:table-cell>
          <table:table-cell office:value-type="float" office:value="100">
            <text:p>100</text:p>
          </table:table-cell>
          <table:table-cell office:value-type="string">
            <text:p>Japan</text:p>
          </table:table-cell>
          <table:table-cell office:value-type="string">
            <text:p>(03) 3555-5011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operativa de Quesos 'Las Cabras'</text:p>
          </table:table-cell>
          <table:table-cell office:value-type="string">
            <text:p>Antonio del Valle Saavedra</text:p>
          </table:table-cell>
          <table:table-cell office:value-type="string">
            <text:p>Export Administrator</text:p>
          </table:table-cell>
          <table:table-cell office:value-type="string">
            <text:p>Calle del Rosal 4</text:p>
          </table:table-cell>
          <table:table-cell office:value-type="string">
            <text:p>Oviedo</text:p>
          </table:table-cell>
          <table:table-cell office:value-type="string">
            <text:p>Asturias</text:p>
          </table:table-cell>
          <table:table-cell office:value-type="float" office:value="33007">
            <text:p>33007</text:p>
          </table:table-cell>
          <table:table-cell office:value-type="string">
            <text:p>Spain</text:p>
          </table:table-cell>
          <table:table-cell office:value-type="string">
            <text:p>(98) 598 76 54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yumi's</text:p>
          </table:table-cell>
          <table:table-cell office:value-type="string">
            <text:p>Mayumi Ohno</text:p>
          </table:table-cell>
          <table:table-cell office:value-type="string">
            <text:p>Marketing Representative</text:p>
          </table:table-cell>
          <table:table-cell office:value-type="string">
            <text:p>92 Setsuko Chuo-ku</text:p>
          </table:table-cell>
          <table:table-cell office:value-type="string">
            <text:p>Osaka</text:p>
          </table:table-cell>
          <table:table-cell office:value-type="string">
            <text:p>NULL</text:p>
          </table:table-cell>
          <table:table-cell office:value-type="float" office:value="545">
            <text:p>545</text:p>
          </table:table-cell>
          <table:table-cell office:value-type="string">
            <text:p>Japan</text:p>
          </table:table-cell>
          <table:table-cell office:value-type="string">
            <text:p>(06) 431-7877</text:p>
          </table:table-cell>
          <table:table-cell office:value-type="string">
            <text:p>NULL</text:p>
          </table:table-cell>
          <table:table-cell office:value-type="string">
            <text:p>Mayumi's (on the World Wide Web)#http://www.microsoft.com/accessdev/sampleapps/mayumi.htm#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vlova Ltd.</text:p>
          </table:table-cell>
          <table:table-cell office:value-type="string">
            <text:p>Ian Devling</text:p>
          </table:table-cell>
          <table:table-cell office:value-type="string">
            <text:p>Marketing Manager</text:p>
          </table:table-cell>
          <table:table-cell office:value-type="string">
            <text:p>74 Rose St. Moonie Ponds</text:p>
          </table:table-cell>
          <table:table-cell office:value-type="string">
            <text:p>Melbourne</text:p>
          </table:table-cell>
          <table:table-cell office:value-type="string">
            <text:p>Victoria</text:p>
          </table:table-cell>
          <table:table-cell office:value-type="float" office:value="3058">
            <text:p>3058</text:p>
          </table:table-cell>
          <table:table-cell office:value-type="string">
            <text:p>Australia</text:p>
          </table:table-cell>
          <table:table-cell office:value-type="string">
            <text:p>(03) 444-2343</text:p>
          </table:table-cell>
          <table:table-cell office:value-type="string">
            <text:p>(03) 444-6588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pecialty Biscuits Ltd.</text:p>
          </table:table-cell>
          <table:table-cell office:value-type="string">
            <text:p>Peter Wilson</text:p>
          </table:table-cell>
          <table:table-cell office:value-type="string">
            <text:p>Sales Representative</text:p>
          </table:table-cell>
          <table:table-cell office:value-type="string">
            <text:p>29 King's Way</text:p>
          </table:table-cell>
          <table:table-cell office:value-type="string">
            <text:p>Manchester</text:p>
          </table:table-cell>
          <table:table-cell office:value-type="string">
            <text:p>NULL</text:p>
          </table:table-cell>
          <table:table-cell office:value-type="string">
            <text:p>M14 GSD</text:p>
          </table:table-cell>
          <table:table-cell office:value-type="string">
            <text:p>UK</text:p>
          </table:table-cell>
          <table:table-cell office:value-type="string">
            <text:p>(161) 555-4448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B Knäckebröd AB</text:p>
          </table:table-cell>
          <table:table-cell office:value-type="string">
            <text:p>Lars Peterson</text:p>
          </table:table-cell>
          <table:table-cell office:value-type="string">
            <text:p>Sales Agent</text:p>
          </table:table-cell>
          <table:table-cell office:value-type="string">
            <text:p>Kaloadagatan 13</text:p>
          </table:table-cell>
          <table:table-cell office:value-type="string">
            <text:p>Göteborg</text:p>
          </table:table-cell>
          <table:table-cell office:value-type="string">
            <text:p>NULL</text:p>
          </table:table-cell>
          <table:table-cell office:value-type="string">
            <text:p>S-345 67</text:p>
          </table:table-cell>
          <table:table-cell office:value-type="string">
            <text:p>Sweden</text:p>
          </table:table-cell>
          <table:table-cell office:value-type="string">
            <text:p>031-987 65 43</text:p>
          </table:table-cell>
          <table:table-cell office:value-type="string">
            <text:p>031-987 65 91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frescos Americanas LTDA</text:p>
          </table:table-cell>
          <table:table-cell office:value-type="string">
            <text:p>Carlos Diaz</text:p>
          </table:table-cell>
          <table:table-cell office:value-type="string">
            <text:p>Marketing Manager</text:p>
          </table:table-cell>
          <table:table-cell office:value-type="string">
            <text:p>Av. das Americanas 12.890</text:p>
          </table:table-cell>
          <table:table-cell office:value-type="string">
            <text:p>Sao Paulo</text:p>
          </table:table-cell>
          <table:table-cell office:value-type="string">
            <text:p>NULL</text:p>
          </table:table-cell>
          <table:table-cell office:value-type="float" office:value="5442">
            <text:p>5442</text:p>
          </table:table-cell>
          <table:table-cell office:value-type="string">
            <text:p>Brazil</text:p>
          </table:table-cell>
          <table:table-cell office:value-type="string">
            <text:p>(11) 555 4640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eli Süßwaren GmbH &amp; Co. KG</text:p>
          </table:table-cell>
          <table:table-cell office:value-type="string">
            <text:p>Petra Winkler</text:p>
          </table:table-cell>
          <table:table-cell office:value-type="string">
            <text:p>Sales Manager</text:p>
          </table:table-cell>
          <table:table-cell office:value-type="string">
            <text:p>Tiergartenstraße 5</text:p>
          </table:table-cell>
          <table:table-cell office:value-type="string">
            <text:p>Berlin</text:p>
          </table:table-cell>
          <table:table-cell office:value-type="string">
            <text:p>NULL</text:p>
          </table:table-cell>
          <table:table-cell office:value-type="float" office:value="10785">
            <text:p>10785</text:p>
          </table:table-cell>
          <table:table-cell office:value-type="string">
            <text:p>Germany</text:p>
          </table:table-cell>
          <table:table-cell office:value-type="string">
            <text:p>(010) 9984510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lutzer Lebensmittelgroßmärkte AG</text:p>
          </table:table-cell>
          <table:table-cell office:value-type="string">
            <text:p>Martin Bein</text:p>
          </table:table-cell>
          <table:table-cell office:value-type="string">
            <text:p>International Marketing Mgr.</text:p>
          </table:table-cell>
          <table:table-cell office:value-type="string">
            <text:p>Bogenallee 51</text:p>
          </table:table-cell>
          <table:table-cell office:value-type="string">
            <text:p>Frankfurt</text:p>
          </table:table-cell>
          <table:table-cell office:value-type="string">
            <text:p>NULL</text:p>
          </table:table-cell>
          <table:table-cell office:value-type="float" office:value="60439">
            <text:p>60439</text:p>
          </table:table-cell>
          <table:table-cell office:value-type="string">
            <text:p>Germany</text:p>
          </table:table-cell>
          <table:table-cell office:value-type="string">
            <text:p>(069) 992755</text:p>
          </table:table-cell>
          <table:table-cell office:value-type="string">
            <text:p>NULL</text:p>
          </table:table-cell>
          <table:table-cell office:value-type="string">
            <text:p>Plutzer (on the World Wide Web)#http://www.microsoft.com/accessdev/sampleapps/plutzer.htm#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rd-Ost-Fisch Handelsgesellschaft mbH</text:p>
          </table:table-cell>
          <table:table-cell office:value-type="string">
            <text:p>Sven Petersen</text:p>
          </table:table-cell>
          <table:table-cell office:value-type="string">
            <text:p>Coordinator Foreign Markets</text:p>
          </table:table-cell>
          <table:table-cell office:value-type="string">
            <text:p>Frahmredder 112a</text:p>
          </table:table-cell>
          <table:table-cell office:value-type="string">
            <text:p>Cuxhaven</text:p>
          </table:table-cell>
          <table:table-cell office:value-type="string">
            <text:p>NULL</text:p>
          </table:table-cell>
          <table:table-cell office:value-type="float" office:value="27478">
            <text:p>27478</text:p>
          </table:table-cell>
          <table:table-cell office:value-type="string">
            <text:p>Germany</text:p>
          </table:table-cell>
          <table:table-cell office:value-type="string">
            <text:p>(04721) 8713</text:p>
          </table:table-cell>
          <table:table-cell office:value-type="string">
            <text:p>(04721) 8714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ormaggi Fortini s.r.l.</text:p>
          </table:table-cell>
          <table:table-cell office:value-type="string">
            <text:p>Elio Rossi</text:p>
          </table:table-cell>
          <table:table-cell office:value-type="string">
            <text:p>Sales Representative</text:p>
          </table:table-cell>
          <table:table-cell office:value-type="string">
            <text:p>Viale Dante 75</text:p>
          </table:table-cell>
          <table:table-cell office:value-type="string">
            <text:p>Ravenna</text:p>
          </table:table-cell>
          <table:table-cell office:value-type="string">
            <text:p>NULL</text:p>
          </table:table-cell>
          <table:table-cell office:value-type="float" office:value="48100">
            <text:p>48100</text:p>
          </table:table-cell>
          <table:table-cell office:value-type="string">
            <text:p>Italy</text:p>
          </table:table-cell>
          <table:table-cell office:value-type="string">
            <text:p>(0544) 60323</text:p>
          </table:table-cell>
          <table:table-cell office:value-type="string">
            <text:p>(0544) 60603</text:p>
          </table:table-cell>
          <table:table-cell office:value-type="string">
            <text:p>#FORMAGGI.HTM#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rske Meierier</text:p>
          </table:table-cell>
          <table:table-cell office:value-type="string">
            <text:p>Beate Vileid</text:p>
          </table:table-cell>
          <table:table-cell office:value-type="string">
            <text:p>Marketing Manager</text:p>
          </table:table-cell>
          <table:table-cell office:value-type="string">
            <text:p>Hatlevegen 5</text:p>
          </table:table-cell>
          <table:table-cell office:value-type="string">
            <text:p>Sandvika</text:p>
          </table:table-cell>
          <table:table-cell office:value-type="string">
            <text:p>NULL</text:p>
          </table:table-cell>
          <table:table-cell office:value-type="float" office:value="1320">
            <text:p>1320</text:p>
          </table:table-cell>
          <table:table-cell office:value-type="string">
            <text:p>Norway</text:p>
          </table:table-cell>
          <table:table-cell office:value-type="string">
            <text:p>(0)2-953010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igfoot Breweries</text:p>
          </table:table-cell>
          <table:table-cell office:value-type="string">
            <text:p>Cheryl Saylor</text:p>
          </table:table-cell>
          <table:table-cell office:value-type="string">
            <text:p>Regional Account Rep.</text:p>
          </table:table-cell>
          <table:table-cell office:value-type="string">
            <text:p>3400 - 8th Avenue Suite 210</text:p>
          </table:table-cell>
          <table:table-cell office:value-type="string">
            <text:p>Bend</text:p>
          </table:table-cell>
          <table:table-cell office:value-type="string">
            <text:p>OR</text:p>
          </table:table-cell>
          <table:table-cell office:value-type="float" office:value="97101">
            <text:p>97101</text:p>
          </table:table-cell>
          <table:table-cell office:value-type="string">
            <text:p>USA</text:p>
          </table:table-cell>
          <table:table-cell office:value-type="string">
            <text:p>(503) 555-9931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vensk Sjöföda AB</text:p>
          </table:table-cell>
          <table:table-cell office:value-type="string">
            <text:p>Michael Björn</text:p>
          </table:table-cell>
          <table:table-cell office:value-type="string">
            <text:p>Sales Representative</text:p>
          </table:table-cell>
          <table:table-cell office:value-type="string">
            <text:p>Brovallavägen 231</text:p>
          </table:table-cell>
          <table:table-cell office:value-type="string">
            <text:p>Stockholm</text:p>
          </table:table-cell>
          <table:table-cell office:value-type="string">
            <text:p>NULL</text:p>
          </table:table-cell>
          <table:table-cell office:value-type="string">
            <text:p>S-123 45</text:p>
          </table:table-cell>
          <table:table-cell office:value-type="string">
            <text:p>Sweden</text:p>
          </table:table-cell>
          <table:table-cell office:value-type="string">
            <text:p>08-123 45 67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ux joyeux ecclésiastiques</text:p>
          </table:table-cell>
          <table:table-cell office:value-type="string">
            <text:p>Guylène Nodier</text:p>
          </table:table-cell>
          <table:table-cell office:value-type="string">
            <text:p>Sales Manager</text:p>
          </table:table-cell>
          <table:table-cell office:value-type="string">
            <text:p>203 Rue des Francs-Bourgeois</text:p>
          </table:table-cell>
          <table:table-cell office:value-type="string">
            <text:p>Paris</text:p>
          </table:table-cell>
          <table:table-cell office:value-type="string">
            <text:p>NULL</text:p>
          </table:table-cell>
          <table:table-cell office:value-type="float" office:value="75004">
            <text:p>75004</text:p>
          </table:table-cell>
          <table:table-cell office:value-type="string">
            <text:p>France</text:p>
          </table:table-cell>
          <table:table-cell office:value-type="string">
            <text:p>(1) 03.83.00.68</text:p>
          </table:table-cell>
          <table:table-cell office:value-type="string">
            <text:p>(1) 03.83.00.62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ew England Seafood Cannery</text:p>
          </table:table-cell>
          <table:table-cell office:value-type="string">
            <text:p>Robb Merchant</text:p>
          </table:table-cell>
          <table:table-cell office:value-type="string">
            <text:p>Wholesale Account Agent</text:p>
          </table:table-cell>
          <table:table-cell office:value-type="string">
            <text:p>Order Processing Dept. 2100 Paul Revere Blvd.</text:p>
          </table:table-cell>
          <table:table-cell office:value-type="string">
            <text:p>Boston</text:p>
          </table:table-cell>
          <table:table-cell office:value-type="string">
            <text:p>MA</text:p>
          </table:table-cell>
          <table:table-cell office:value-type="float" office:value="2134">
            <text:p>2134</text:p>
          </table:table-cell>
          <table:table-cell office:value-type="string">
            <text:p>USA</text:p>
          </table:table-cell>
          <table:table-cell office:value-type="string">
            <text:p>(617) 555-3267</text:p>
          </table:table-cell>
          <table:table-cell office:value-type="string">
            <text:p>(617) 555-3389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ka Trading</text:p>
          </table:table-cell>
          <table:table-cell office:value-type="string">
            <text:p>Chandra Leka</text:p>
          </table:table-cell>
          <table:table-cell office:value-type="string">
            <text:p>Owner</text:p>
          </table:table-cell>
          <table:table-cell office:value-type="string">
            <text:p>471 Serangoon Loop Suite #402</text:p>
          </table:table-cell>
          <table:table-cell office:value-type="string">
            <text:p>Singapore</text:p>
          </table:table-cell>
          <table:table-cell office:value-type="string">
            <text:p>NULL</text:p>
          </table:table-cell>
          <table:table-cell office:value-type="float" office:value="512">
            <text:p>512</text:p>
          </table:table-cell>
          <table:table-cell office:value-type="string">
            <text:p>Singapore</text:p>
          </table:table-cell>
          <table:table-cell office:value-type="string">
            <text:p>555-8787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yngbysild</text:p>
          </table:table-cell>
          <table:table-cell office:value-type="string">
            <text:p>Niels Petersen</text:p>
          </table:table-cell>
          <table:table-cell office:value-type="string">
            <text:p>Sales Manager</text:p>
          </table:table-cell>
          <table:table-cell office:value-type="string">
            <text:p>Lyngbysild Fiskebakken 10</text:p>
          </table:table-cell>
          <table:table-cell office:value-type="string">
            <text:p>Lyngby</text:p>
          </table:table-cell>
          <table:table-cell office:value-type="string">
            <text:p>NULL</text:p>
          </table:table-cell>
          <table:table-cell office:value-type="float" office:value="2800">
            <text:p>2800</text:p>
          </table:table-cell>
          <table:table-cell office:value-type="string">
            <text:p>Denmark</text:p>
          </table:table-cell>
          <table:table-cell office:value-type="float" office:value="43844108">
            <text:p>43844108</text:p>
          </table:table-cell>
          <table:table-cell office:value-type="float" office:value="43844115">
            <text:p>43844115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Zaanse Snoepfabriek</text:p>
          </table:table-cell>
          <table:table-cell office:value-type="string">
            <text:p>Dirk Luchte</text:p>
          </table:table-cell>
          <table:table-cell office:value-type="string">
            <text:p>Accounting Manager</text:p>
          </table:table-cell>
          <table:table-cell office:value-type="string">
            <text:p>Verkoop Rijnweg 22</text:p>
          </table:table-cell>
          <table:table-cell office:value-type="string">
            <text:p>Zaandam</text:p>
          </table:table-cell>
          <table:table-cell office:value-type="string">
            <text:p>NULL</text:p>
          </table:table-cell>
          <table:table-cell office:value-type="string">
            <text:p>9999 ZZ</text:p>
          </table:table-cell>
          <table:table-cell office:value-type="string">
            <text:p>Netherlands</text:p>
          </table:table-cell>
          <table:table-cell office:value-type="string">
            <text:p>(12345) 1212</text:p>
          </table:table-cell>
          <table:table-cell office:value-type="string">
            <text:p>(12345) 1210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Karkki Oy</text:p>
          </table:table-cell>
          <table:table-cell office:value-type="string">
            <text:p>Anne Heikkonen</text:p>
          </table:table-cell>
          <table:table-cell office:value-type="string">
            <text:p>Product Manager</text:p>
          </table:table-cell>
          <table:table-cell office:value-type="string">
            <text:p>Valtakatu 12</text:p>
          </table:table-cell>
          <table:table-cell office:value-type="string">
            <text:p>Lappeenranta</text:p>
          </table:table-cell>
          <table:table-cell office:value-type="string">
            <text:p>NULL</text:p>
          </table:table-cell>
          <table:table-cell office:value-type="float" office:value="53120">
            <text:p>53120</text:p>
          </table:table-cell>
          <table:table-cell office:value-type="string">
            <text:p>Finland</text:p>
          </table:table-cell>
          <table:table-cell office:value-type="string">
            <text:p>(953) 10956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'day Mate</text:p>
          </table:table-cell>
          <table:table-cell office:value-type="string">
            <text:p>Wendy Mackenzie</text:p>
          </table:table-cell>
          <table:table-cell office:value-type="string">
            <text:p>Sales Representative</text:p>
          </table:table-cell>
          <table:table-cell office:value-type="string">
            <text:p>170 Prince Edward Parade Hunter's Hill</text:p>
          </table:table-cell>
          <table:table-cell office:value-type="string">
            <text:p>Sydney</text:p>
          </table:table-cell>
          <table:table-cell office:value-type="string">
            <text:p>NSW</text:p>
          </table:table-cell>
          <table:table-cell office:value-type="float" office:value="2042">
            <text:p>2042</text:p>
          </table:table-cell>
          <table:table-cell office:value-type="string">
            <text:p>Australia</text:p>
          </table:table-cell>
          <table:table-cell office:value-type="string">
            <text:p>(02) 555-5914</text:p>
          </table:table-cell>
          <table:table-cell office:value-type="string">
            <text:p>(02) 555-4873</text:p>
          </table:table-cell>
          <table:table-cell office:value-type="string">
            <text:p>G'day Mate (on the World Wide Web)#http://www.microsoft.com/accessdev/sampleapps/gdaymate.htm#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 Maison</text:p>
          </table:table-cell>
          <table:table-cell office:value-type="string">
            <text:p>Jean-Guy Lauzon</text:p>
          </table:table-cell>
          <table:table-cell office:value-type="string">
            <text:p>Marketing Manager</text:p>
          </table:table-cell>
          <table:table-cell office:value-type="string">
            <text:p>2960 Rue St. Laurent</text:p>
          </table:table-cell>
          <table:table-cell office:value-type="string">
            <text:p>Montréal</text:p>
          </table:table-cell>
          <table:table-cell office:value-type="string">
            <text:p>Québec</text:p>
          </table:table-cell>
          <table:table-cell office:value-type="string">
            <text:p>H1J 1C3</text:p>
          </table:table-cell>
          <table:table-cell office:value-type="string">
            <text:p>Canada</text:p>
          </table:table-cell>
          <table:table-cell office:value-type="string">
            <text:p>(514) 555-9022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sta Buttini s.r.l.</text:p>
          </table:table-cell>
          <table:table-cell office:value-type="string">
            <text:p>Giovanni Giudici</text:p>
          </table:table-cell>
          <table:table-cell office:value-type="string">
            <text:p>Order Administrator</text:p>
          </table:table-cell>
          <table:table-cell office:value-type="string">
            <text:p>Via dei Gelsomini 153</text:p>
          </table:table-cell>
          <table:table-cell office:value-type="string">
            <text:p>Salerno</text:p>
          </table:table-cell>
          <table:table-cell office:value-type="string">
            <text:p>NULL</text:p>
          </table:table-cell>
          <table:table-cell office:value-type="float" office:value="84100">
            <text:p>84100</text:p>
          </table:table-cell>
          <table:table-cell office:value-type="string">
            <text:p>Italy</text:p>
          </table:table-cell>
          <table:table-cell office:value-type="string">
            <text:p>(089) 6547665</text:p>
          </table:table-cell>
          <table:table-cell office:value-type="string">
            <text:p>(089) 6547667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scargots Nouveaux</text:p>
          </table:table-cell>
          <table:table-cell office:value-type="string">
            <text:p>Marie Delamare</text:p>
          </table:table-cell>
          <table:table-cell office:value-type="string">
            <text:p>Sales Manager</text:p>
          </table:table-cell>
          <table:table-cell office:value-type="string">
            <text:p>22 rue H. Voiron</text:p>
          </table:table-cell>
          <table:table-cell office:value-type="string">
            <text:p>Montceau</text:p>
          </table:table-cell>
          <table:table-cell office:value-type="string">
            <text:p>NULL</text:p>
          </table:table-cell>
          <table:table-cell office:value-type="float" office:value="71300">
            <text:p>71300</text:p>
          </table:table-cell>
          <table:table-cell office:value-type="string">
            <text:p>France</text:p>
          </table:table-cell>
          <table:table-cell office:value-type="string">
            <text:p>85.57.00.07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ai pâturage</text:p>
          </table:table-cell>
          <table:table-cell office:value-type="string">
            <text:p>Eliane Noz</text:p>
          </table:table-cell>
          <table:table-cell office:value-type="string">
            <text:p>Sales Representative</text:p>
          </table:table-cell>
          <table:table-cell office:value-type="string">
            <text:p>Bat. B 3 rue des Alpes</text:p>
          </table:table-cell>
          <table:table-cell office:value-type="string">
            <text:p>Annecy</text:p>
          </table:table-cell>
          <table:table-cell office:value-type="string">
            <text:p>NULL</text:p>
          </table:table-cell>
          <table:table-cell office:value-type="float" office:value="74000">
            <text:p>74000</text:p>
          </table:table-cell>
          <table:table-cell office:value-type="string">
            <text:p>France</text:p>
          </table:table-cell>
          <table:table-cell office:value-type="string">
            <text:p>38.76.98.06</text:p>
          </table:table-cell>
          <table:table-cell office:value-type="string">
            <text:p>38.76.98.58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orêts d'érables</text:p>
          </table:table-cell>
          <table:table-cell office:value-type="string">
            <text:p>Chantal Goulet</text:p>
          </table:table-cell>
          <table:table-cell office:value-type="string">
            <text:p>Accounting Manager</text:p>
          </table:table-cell>
          <table:table-cell office:value-type="string">
            <text:p>148 rue Chasseur</text:p>
          </table:table-cell>
          <table:table-cell office:value-type="string">
            <text:p>Ste-Hyacinthe</text:p>
          </table:table-cell>
          <table:table-cell office:value-type="string">
            <text:p>Québec</text:p>
          </table:table-cell>
          <table:table-cell office:value-type="string">
            <text:p>J2S 7S8</text:p>
          </table:table-cell>
          <table:table-cell office:value-type="string">
            <text:p>Canada</text:p>
          </table:table-cell>
          <table:table-cell office:value-type="string">
            <text:p>(514) 555-2955</text:p>
          </table:table-cell>
          <table:table-cell office:value-type="string">
            <text:p>(514) 555-2921</text:p>
          </table:table-cell>
          <table:table-cell office:value-type="string">
            <text:p>NULL</text:p>
          </table:table-cell>
        </table:table-row>
      </table:table>
      <table:table table:name="productCategory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categoryID</text:p>
          </table:table-cell>
          <table:table-cell office:value-type="string">
            <text:p>categoryName</text:p>
          </table:table-cell>
          <table:table-cell office:value-type="string">
            <text:p>description</text:p>
          </table:table-cell>
          <table:table-cell office:value-type="string">
            <text:p>pictur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verages</text:p>
          </table:table-cell>
          <table:table-cell office:value-type="string">
            <text:p>Soft drinks coffees teas beers and ales</text:p>
          </table:table-cell>
          <table:table-cell office:value-type="string">
            <text:p>0x151C2F00020000000D000E0014002100FFFFFFFF4269746D617020496D616765005061696E742E5069637475726500010500000200000007000000504272757368000000000000000000A0290000424D98290000000000005600000028000000AC00000078000000010004000000000000000000880B0000880B0000080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iments</text:p>
          </table:table-cell>
          <table:table-cell office:value-type="string">
            <text:p>Sweet and savory sauces relishes spreads and seasonings</text:p>
          </table:table-cell>
          <table:table-cell office:value-type="string">
            <text:p>0x151C2F00020000000D000E0014002100FFFFFFFF4269746D617020496D616765005061696E742E5069637475726500010500000200000007000000504272757368000000000000000000A0290000424D98290000000000005600000028000000AC00000078000000010004000000000000000000880B0000880B0000080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fections</text:p>
          </table:table-cell>
          <table:table-cell office:value-type="string">
            <text:p>Desserts candies and sweet breads</text:p>
          </table:table-cell>
          <table:table-cell office:value-type="string">
            <text:p>0x151C2F00020000000D000E0014002100FFFFFFFF4269746D617020496D616765005061696E742E5069637475726500010500000200000007000000504272757368000000000000000000A0290000424D98290000000000005600000028000000AC00000078000000010004000000000000000000880B0000880B0000080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iry Products</text:p>
          </table:table-cell>
          <table:table-cell office:value-type="string">
            <text:p>Cheeses</text:p>
          </table:table-cell>
          <table:table-cell office:value-type="string">
            <text:p>0x151C2F00020000000D000E0014002100FFFFFFFF4269746D617020496D616765005061696E742E5069637475726500010500000200000007000000504272757368000000000000000000A0290000424D98290000000000005600000028000000AC00000078000000010004000000000000000000880B0000880B000008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ains/Cereals</text:p>
          </table:table-cell>
          <table:table-cell office:value-type="string">
            <text:p>Breads crackers pasta and cereal</text:p>
          </table:table-cell>
          <table:table-cell office:value-type="string">
            <text:p>0x151C2F00020000000D000E0014002100FFFFFFFF4269746D617020496D616765005061696E742E5069637475726500010500000200000007000000504272757368000000000000000000A0290000424D98290000000000005600000028000000AC00000078000000010004000000000000000000880B0000880B0000080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at/Poultry</text:p>
          </table:table-cell>
          <table:table-cell office:value-type="string">
            <text:p>Prepared meats</text:p>
          </table:table-cell>
          <table:table-cell office:value-type="string">
            <text:p>0x151C2F00020000000D000E0014002100FFFFFFFF4269746D617020496D616765005061696E742E5069637475726500010500000200000007000000504272757368000000000000000000A0290000424D98290000000000005600000028000000AC00000078000000010004000000000000000000880B0000880B0000080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oduce</text:p>
          </table:table-cell>
          <table:table-cell office:value-type="string">
            <text:p>Dried fruit and bean curd</text:p>
          </table:table-cell>
          <table:table-cell office:value-type="string">
            <text:p>0x151C2F00020000000D000E0014002100FFFFFFFF4269746D617020496D616765005061696E742E5069637475726500010500000200000007000000504272757368000000000000000000A0290000424D98290000000000005600000028000000AC00000078000000010004000000000000000000880B0000880B000008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eafood</text:p>
          </table:table-cell>
          <table:table-cell office:value-type="string">
            <text:p>Seaweed and fish</text:p>
          </table:table-cell>
          <table:table-cell office:value-type="string">
            <text:p>0x151C2F00020000000D000E0014002100FFFFFFFF4269746D617020496D616765005061696E742E5069637475726500010500000200000007000000504272757368000000000000000000A0290000424D98290000000000005600000028000000AC00000078000000010004000000000000000000880B0000880B0000080000</text:p>
          </table:table-cell>
          <table:table-cell/>
        </table:table-row>
      </table:table>
      <table:table table:name="produc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productID</text:p>
          </table:table-cell>
          <table:table-cell office:value-type="string">
            <text:p>productName</text:p>
          </table:table-cell>
          <table:table-cell office:value-type="string">
            <text:p>supplierID</text:p>
          </table:table-cell>
          <table:table-cell office:value-type="string">
            <text:p>categoryID</text:p>
          </table:table-cell>
          <table:table-cell office:value-type="string">
            <text:p>quantityPerUnit</text:p>
          </table:table-cell>
          <table:table-cell office:value-type="string">
            <text:p>unitPrice</text:p>
          </table:table-cell>
          <table:table-cell office:value-type="string">
            <text:p>unitsInStock</text:p>
          </table:table-cell>
          <table:table-cell office:value-type="string">
            <text:p>unitsOnOrder</text:p>
          </table:table-cell>
          <table:table-cell office:value-type="string">
            <text:p>reorderLevel</text:p>
          </table:table-cell>
          <table:table-cell office:value-type="string">
            <text:p>discontinu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 boxes x 20 bags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 - 12 oz bottles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iseed Syru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2 - 550 ml bottle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ef Anton's Cajun Seasonin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8 - 6 oz jars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ef Anton's Gumbo Mix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6 boxes</text:p>
          </table:table-cell>
          <table:table-cell office:value-type="float" office:value="21.35">
            <text:p>21.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ndma's Boysenberry Sprea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2 - 8 oz jars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cle Bob's Organic Dried Pear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12 - 1 lb pkgs.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rthwoods Cranberry Sauc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2 - 12 oz jars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shi Kobe Niku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8 - 500 g pkgs.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kur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12 - 200 ml jars</text:p>
          </table:table-cell>
          <table:table-cell table:number-columns-repeated="2"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Queso Cabrale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 kg pkg.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Queso Manchego La Pastor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0 - 500 g pkgs.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Konbu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2 kg box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ofu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 - 100 g pkgs.</text:p>
          </table:table-cell>
          <table:table-cell office:value-type="float" office:value="23.25">
            <text:p>23.25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enen Shouy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4 - 250 ml bottles</text:p>
          </table:table-cell>
          <table:table-cell office:value-type="float" office:value="15.5">
            <text:p>15.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vlov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32 - 500 g boxes</text:p>
          </table:table-cell>
          <table:table-cell office:value-type="float" office:value="17.45">
            <text:p>17.4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lice Mutt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20 - 1 kg tins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rnarvon Tiger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16 kg pkg.</text:p>
          </table:table-cell>
          <table:table-cell office:value-type="float" office:value="62.5">
            <text:p>62.5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atime Chocolate Biscuit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0 boxes x 12 pieces</text:p>
          </table:table-cell>
          <table:table-cell office:value-type="float" office:value="9.2">
            <text:p>9.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ir Rodney's Marmalad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30 gift boxes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ir Rodney's Scone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4 pkgs. x 4 piece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ustaf's Knäckebrö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24 - 500 g pkgs.</text:p>
          </table:table-cell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unnbrö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12 - 250 g pkgs.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uaraná Fantástic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2 - 355 ml cans</text:p>
          </table:table-cell>
          <table:table-cell office:value-type="float" office:value="4.5">
            <text:p>4.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uNuCa Nuß-Nougat-Crem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20 - 450 g glasses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umbär Gummibärche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100 - 250 g bags</text:p>
          </table:table-cell>
          <table:table-cell office:value-type="float" office:value="31.23">
            <text:p>31.2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choggi Schokolad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100 - 100 g pieces</text:p>
          </table:table-cell>
          <table:table-cell office:value-type="float" office:value="43.9">
            <text:p>43.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össle Sauerkrau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25 - 825 g cans</text:p>
          </table:table-cell>
          <table:table-cell office:value-type="float" office:value="45.6">
            <text:p>45.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hüringer Rostbratwurst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50 bags x 30 sausgs.</text:p>
          </table:table-cell>
          <table:table-cell office:value-type="float" office:value="123.79">
            <text:p>123.7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d-Ost Matjeshering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10 - 200 g glasses</text:p>
          </table:table-cell>
          <table:table-cell office:value-type="float" office:value="25.89">
            <text:p>25.8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orgonzola Telino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12 - 100 g pkgs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scarpone Fabioli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24 - 200 g pkgs.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eitost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500 g</text:p>
          </table:table-cell>
          <table:table-cell office:value-type="float" office:value="2.5">
            <text:p>2.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asquatch Al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4 - 12 oz bottles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teeleye Stou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4 - 12 oz bottles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lagd Sill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4 - 250 g <text:s/>jars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Gravad lax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12 - 500 g pkgs.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ôte de Blay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2 - 75 cl bottles</text:p>
          </table:table-cell>
          <table:table-cell office:value-type="float" office:value="263.5">
            <text:p>263.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hartreuse vert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750 cc per bottle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oston Crab Meat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24 - 4 oz tins</text:p>
          </table:table-cell>
          <table:table-cell office:value-type="float" office:value="18.4">
            <text:p>18.4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ack's New England Clam Chowder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12 - 12 oz cans</text:p>
          </table:table-cell>
          <table:table-cell office:value-type="float" office:value="9.65">
            <text:p>9.6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ingaporean Hokkien Fried Me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32 - 1 kg pkgs.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Ipoh Coffe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16 - 500 g tins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ula Malacca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20 - 2 kg bags</text:p>
          </table:table-cell>
          <table:table-cell office:value-type="float" office:value="19.45">
            <text:p>19.4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ogede sild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1k pkg.</text:p>
          </table:table-cell>
          <table:table-cell office:value-type="float" office:value="9.5">
            <text:p>9.5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pegesild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4 - 450 g glasses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Zaanse koeken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10 - 4 oz boxes</text:p>
          </table:table-cell>
          <table:table-cell office:value-type="float" office:value="9.5">
            <text:p>9.5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hocolad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10 pkgs.</text:p>
          </table:table-cell>
          <table:table-cell office:value-type="float" office:value="12.75">
            <text:p>12.75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xilaku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24 - 50 g pkgs.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alkoinen suklaa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12 - 100 g bars</text:p>
          </table:table-cell>
          <table:table-cell office:value-type="float" office:value="16.25">
            <text:p>16.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njimup Dried Apples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50 - 300 g pkgs.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ilo Mix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6 - 2 kg boxes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erth Pasties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48 pieces</text:p>
          </table:table-cell>
          <table:table-cell office:value-type="float" office:value="32.8">
            <text:p>32.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urtière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16 pies</text:p>
          </table:table-cell>
          <table:table-cell office:value-type="float" office:value="7.45">
            <text:p>7.4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âté chinois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24 boxes x 2 pies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nocchi di nonna Alice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24 - 250 g pkgs.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avioli Angelo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24 - 250 g pkgs.</text:p>
          </table:table-cell>
          <table:table-cell office:value-type="float" office:value="19.5">
            <text:p>19.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scargots de Bourgogne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string">
            <text:p>24 pieces</text:p>
          </table:table-cell>
          <table:table-cell office:value-type="float" office:value="13.25">
            <text:p>13.2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Raclette Courdavault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5 kg pkg.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amembert Pierrot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15 - 300 g rounds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irop d'érable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24 - 500 ml bottles</text:p>
          </table:table-cell>
          <table:table-cell office:value-type="float" office:value="28.5">
            <text:p>28.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arte au sucre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48 pies</text:p>
          </table:table-cell>
          <table:table-cell office:value-type="float" office:value="49.3">
            <text:p>49.3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egie-sprea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5 - 625 g jars</text:p>
          </table:table-cell>
          <table:table-cell office:value-type="float" office:value="43.9">
            <text:p>43.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Wimmers gute Semmelknöde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20 bags x 4 pieces</text:p>
          </table:table-cell>
          <table:table-cell office:value-type="float" office:value="33.25">
            <text:p>33.25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ouisiana Fiery Hot Pepper Sauc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2 - 8 oz bottles</text:p>
          </table:table-cell>
          <table:table-cell office:value-type="float" office:value="21.05">
            <text:p>21.05</text:p>
          </table:table-cell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ouisiana Hot Spiced Okr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 - 8 oz jars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Laughing Lumberjack Lag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4 - 12 oz bottles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cottish Longbread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0 boxes x 8 pieces</text:p>
          </table:table-cell>
          <table:table-cell office:value-type="float" office:value="12.5">
            <text:p>12.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udbrandsdalsost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10 kg pkg.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Outback Lag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4 - 355 ml bottles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lotemysost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10 - 500 g pkgs.</text:p>
          </table:table-cell>
          <table:table-cell office:value-type="float" office:value="21.5">
            <text:p>21.5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ozzarella di Giovanni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24 - 200 g pkgs.</text:p>
          </table:table-cell>
          <table:table-cell office:value-type="float" office:value="34.8">
            <text:p>34.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öd Kaviar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4 - 150 g jars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onglife Tofu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5 kg pkg.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hönbräu Klosterbie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4 - 0.5 l bottles</text:p>
          </table:table-cell>
          <table:table-cell office:value-type="float" office:value="7.75">
            <text:p>7.7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akkalikööri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500 ml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riginal Frankfurter grüne Soße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12 boxes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02/15/2022</text:date>, <text:time>15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5T11:26:53.19</dc:date>
    <dc:creator>Bass Mati</dc:creator>
    <meta:generator>OpenOffice/4.1.11$Win32 OpenOffice.org_project/4111m1$Build-9808</meta:generator>
    <meta:document-statistic meta:table-count="3" meta:cell-count="1176" meta:object-count="0"/>
  </office:meta>
</office:document-meta>
</file>